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0.87mm" svg:y="214.6mm">
            <loext:p draw:notify-on-update-of-ranges="Sheet1.C36:Sheet1.F36 Sheet1.C45:Sheet1.F45 Sheet1.C46:Sheet1.F46 Sheet1.C4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0.57mm" svg:y="311.28mm">
            <loext:p draw:notify-on-update-of-ranges="Sheet1.B2:Sheet1.B2 Sheet1.B3:Sheet1.B30 Sheet1.G1:Sheet1.G1 Sheet1.G3:Sheet1.G30 Sheet1.B2:Sheet1.B2 Sheet1.B3:Sheet1.B30 Sheet1.I1:Sheet1.I1 Sheet1.I3:Sheet1.I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5.89mm" svg:height="89.99mm" svg:x="201.78mm" svg:y="312.57mm">
            <loext:p draw:notify-on-update-of-ranges="Sheet1.B3:Sheet1.B11 Sheet1.C1:Sheet1.C1 Sheet1.C3:Sheet1.C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3.42mm" svg:height="89.99mm" svg:x="203.6mm" svg:y="212.78mm">
            <loext:p draw:notify-on-update-of-ranges="Sheet1.B3:Sheet1.B30 Sheet1.E3:Sheet1.E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eed = 0</text:p>
          </table:table-cell>
          <table:table-cell office:value-type="string" calcext:value-type="string">
            <text:p>Scanline</text:p>
          </table:table-cell>
          <table:table-cell/>
          <table:table-cell office:value-type="string" calcext:value-type="string">
            <text:p>Guillotine</text:p>
          </table:table-cell>
          <table:table-cell/>
          <table:table-cell office:value-type="string" calcext:value-type="string">
            <text:p>MaxRects</text:p>
          </table:table-cell>
          <table:table-cell/>
          <table:table-cell office:value-type="string" calcext:value-type="string">
            <text:p>Sorted MaxR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spri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cking rat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cking rat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cking rati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cking ratio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8154" calcext:value-type="float">
            <text:p>38154</text:p>
          </table:table-cell>
          <table:table-cell office:value-type="float" office:value="0.939765055167787" calcext:value-type="float">
            <text:p>0,9397650552</text:p>
          </table:table-cell>
          <table:table-cell office:value-type="float" office:value="4" calcext:value-type="float">
            <text:p>4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45" calcext:value-type="float">
            <text:p>145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69" calcext:value-type="float">
            <text:p>169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8541" calcext:value-type="float">
            <text:p>38541</text:p>
          </table:table-cell>
          <table:table-cell office:value-type="float" office:value="0.939765055167787" calcext:value-type="float">
            <text:p>0,9397650552</text:p>
          </table:table-cell>
          <table:table-cell office:value-type="float" office:value="4" calcext:value-type="float">
            <text:p>4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58" calcext:value-type="float">
            <text:p>158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58" calcext:value-type="float">
            <text:p>158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7871" calcext:value-type="float">
            <text:p>37871</text:p>
          </table:table-cell>
          <table:table-cell office:value-type="float" office:value="0.939765055167787" calcext:value-type="float">
            <text:p>0,9397650552</text:p>
          </table:table-cell>
          <table:table-cell office:value-type="float" office:value="4" calcext:value-type="float">
            <text:p>4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53" calcext:value-type="float">
            <text:p>153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63" calcext:value-type="float">
            <text:p>163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442" calcext:value-type="float">
            <text:p>4442</text:p>
          </table:table-cell>
          <table:table-cell office:value-type="float" office:value="0.875491012974646" calcext:value-type="float">
            <text:p>0,875491013</text:p>
          </table:table-cell>
          <table:table-cell office:value-type="float" office:value="2" calcext:value-type="float">
            <text:p>2</text:p>
          </table:table-cell>
          <table:table-cell office:value-type="float" office:value="0.726517600574713" calcext:value-type="float">
            <text:p>0,7265176006</text:p>
          </table:table-cell>
          <table:table-cell office:value-type="float" office:value="30" calcext:value-type="float">
            <text:p>30</text:p>
          </table:table-cell>
          <table:table-cell office:value-type="float" office:value="0.765836404483037" calcext:value-type="float">
            <text:p>0,7658364045</text:p>
          </table:table-cell>
          <table:table-cell office:value-type="float" office:value="25" calcext:value-type="float">
            <text:p>25</text:p>
          </table:table-cell>
          <table:table-cell office:value-type="float" office:value="0.789430032264779" calcext:value-type="float">
            <text:p>0,789430032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314" calcext:value-type="float">
            <text:p>4314</text:p>
          </table:table-cell>
          <table:table-cell office:value-type="float" office:value="0.875491012974646" calcext:value-type="float">
            <text:p>0,875491013</text:p>
          </table:table-cell>
          <table:table-cell office:value-type="float" office:value="3" calcext:value-type="float">
            <text:p>3</text:p>
          </table:table-cell>
          <table:table-cell office:value-type="float" office:value="0.726517600574713" calcext:value-type="float">
            <text:p>0,7265176006</text:p>
          </table:table-cell>
          <table:table-cell office:value-type="float" office:value="30" calcext:value-type="float">
            <text:p>30</text:p>
          </table:table-cell>
          <table:table-cell office:value-type="float" office:value="0.765836404483037" calcext:value-type="float">
            <text:p>0,7658364045</text:p>
          </table:table-cell>
          <table:table-cell office:value-type="float" office:value="25" calcext:value-type="float">
            <text:p>25</text:p>
          </table:table-cell>
          <table:table-cell office:value-type="float" office:value="0.789430032264779" calcext:value-type="float">
            <text:p>0,789430032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404" calcext:value-type="float">
            <text:p>4404</text:p>
          </table:table-cell>
          <table:table-cell office:value-type="float" office:value="0.875491012974646" calcext:value-type="float">
            <text:p>0,875491013</text:p>
          </table:table-cell>
          <table:table-cell office:value-type="float" office:value="2" calcext:value-type="float">
            <text:p>2</text:p>
          </table:table-cell>
          <table:table-cell office:value-type="float" office:value="0.726517600574713" calcext:value-type="float">
            <text:p>0,7265176006</text:p>
          </table:table-cell>
          <table:table-cell office:value-type="float" office:value="31" calcext:value-type="float">
            <text:p>31</text:p>
          </table:table-cell>
          <table:table-cell office:value-type="float" office:value="0.765836404483037" calcext:value-type="float">
            <text:p>0,7658364045</text:p>
          </table:table-cell>
          <table:table-cell office:value-type="float" office:value="24" calcext:value-type="float">
            <text:p>24</text:p>
          </table:table-cell>
          <table:table-cell office:value-type="float" office:value="0.789430032264779" calcext:value-type="float">
            <text:p>0,78943003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0.839350606161381" calcext:value-type="float">
            <text:p>0,8393506062</text:p>
          </table:table-cell>
          <table:table-cell office:value-type="float" office:value="2" calcext:value-type="float">
            <text:p>2</text:p>
          </table:table-cell>
          <table:table-cell office:value-type="float" office:value="0.504265907852516" calcext:value-type="float">
            <text:p>0,5042659079</text:p>
          </table:table-cell>
          <table:table-cell office:value-type="float" office:value="7" calcext:value-type="float">
            <text:p>7</text:p>
          </table:table-cell>
          <table:table-cell office:value-type="float" office:value="0.627863429813743" calcext:value-type="float">
            <text:p>0,6278634298</text:p>
          </table:table-cell>
          <table:table-cell office:value-type="float" office:value="5" calcext:value-type="float">
            <text:p>5</text:p>
          </table:table-cell>
          <table:table-cell office:value-type="float" office:value="0.601608727810651" calcext:value-type="float">
            <text:p>0,60160872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0.839350606161381" calcext:value-type="float">
            <text:p>0,8393506062</text:p>
          </table:table-cell>
          <table:table-cell office:value-type="float" office:value="1" calcext:value-type="float">
            <text:p>1</text:p>
          </table:table-cell>
          <table:table-cell office:value-type="float" office:value="0.504265907852516" calcext:value-type="float">
            <text:p>0,5042659079</text:p>
          </table:table-cell>
          <table:table-cell office:value-type="float" office:value="6" calcext:value-type="float">
            <text:p>6</text:p>
          </table:table-cell>
          <table:table-cell office:value-type="float" office:value="0.627863429813743" calcext:value-type="float">
            <text:p>0,6278634298</text:p>
          </table:table-cell>
          <table:table-cell office:value-type="float" office:value="7" calcext:value-type="float">
            <text:p>7</text:p>
          </table:table-cell>
          <table:table-cell office:value-type="float" office:value="0.601608727810651" calcext:value-type="float">
            <text:p>0,60160872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0.839350606161381" calcext:value-type="float">
            <text:p>0,8393506062</text:p>
          </table:table-cell>
          <table:table-cell office:value-type="float" office:value="1" calcext:value-type="float">
            <text:p>1</text:p>
          </table:table-cell>
          <table:table-cell office:value-type="float" office:value="0.504265907852516" calcext:value-type="float">
            <text:p>0,5042659079</text:p>
          </table:table-cell>
          <table:table-cell office:value-type="float" office:value="7" calcext:value-type="float">
            <text:p>7</text:p>
          </table:table-cell>
          <table:table-cell office:value-type="float" office:value="0.627863429813743" calcext:value-type="float">
            <text:p>0,6278634298</text:p>
          </table:table-cell>
          <table:table-cell office:value-type="float" office:value="5" calcext:value-type="float">
            <text:p>5</text:p>
          </table:table-cell>
          <table:table-cell office:value-type="float" office:value="0.601608727810651" calcext:value-type="float">
            <text:p>0,601608727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898508424787405" calcext:value-type="float">
            <text:p>0,8985084248</text:p>
          </table:table-cell>
          <table:table-cell office:value-type="float" office:value="997" calcext:value-type="float">
            <text:p>997</text:p>
          </table:table-cell>
          <table:table-cell office:value-type="float" office:value="0.924866372427253" calcext:value-type="float">
            <text:p>0,9248663724</text:p>
          </table:table-cell>
          <table:table-cell office:value-type="float" office:value="1415" calcext:value-type="float">
            <text:p>1415</text:p>
          </table:table-cell>
          <table:table-cell office:value-type="float" office:value="0.942253592733189" calcext:value-type="float">
            <text:p>0,942253592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898508424787405" calcext:value-type="float">
            <text:p>0,8985084248</text:p>
          </table:table-cell>
          <table:table-cell office:value-type="float" office:value="1000" calcext:value-type="float">
            <text:p>1000</text:p>
          </table:table-cell>
          <table:table-cell office:value-type="float" office:value="0.924866372427253" calcext:value-type="float">
            <text:p>0,9248663724</text:p>
          </table:table-cell>
          <table:table-cell office:value-type="float" office:value="1395" calcext:value-type="float">
            <text:p>1395</text:p>
          </table:table-cell>
          <table:table-cell office:value-type="float" office:value="0.942253592733189" calcext:value-type="float">
            <text:p>0,942253592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898508424787405" calcext:value-type="float">
            <text:p>0,8985084248</text:p>
          </table:table-cell>
          <table:table-cell office:value-type="float" office:value="1034" calcext:value-type="float">
            <text:p>1034</text:p>
          </table:table-cell>
          <table:table-cell office:value-type="float" office:value="0.924866372427253" calcext:value-type="float">
            <text:p>0,9248663724</text:p>
          </table:table-cell>
          <table:table-cell office:value-type="float" office:value="1411" calcext:value-type="float">
            <text:p>1411</text:p>
          </table:table-cell>
          <table:table-cell office:value-type="float" office:value="0.942253592733189" calcext:value-type="float">
            <text:p>0,9422535927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83272263635399" calcext:value-type="float">
            <text:p>0,8327226364</text:p>
          </table:table-cell>
          <table:table-cell office:value-type="float" office:value="427" calcext:value-type="float">
            <text:p>427</text:p>
          </table:table-cell>
          <table:table-cell office:value-type="float" office:value="0.918489949087079" calcext:value-type="float">
            <text:p>0,9184899491</text:p>
          </table:table-cell>
          <table:table-cell office:value-type="float" office:value="592" calcext:value-type="float">
            <text:p>592</text:p>
          </table:table-cell>
          <table:table-cell office:value-type="float" office:value="0.920213194770169" calcext:value-type="float">
            <text:p>0,920213194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83272263635399" calcext:value-type="float">
            <text:p>0,8327226364</text:p>
          </table:table-cell>
          <table:table-cell office:value-type="float" office:value="436" calcext:value-type="float">
            <text:p>436</text:p>
          </table:table-cell>
          <table:table-cell office:value-type="float" office:value="0.918489949087079" calcext:value-type="float">
            <text:p>0,9184899491</text:p>
          </table:table-cell>
          <table:table-cell office:value-type="float" office:value="596" calcext:value-type="float">
            <text:p>596</text:p>
          </table:table-cell>
          <table:table-cell office:value-type="float" office:value="0.920213194770169" calcext:value-type="float">
            <text:p>0,920213194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83272263635399" calcext:value-type="float">
            <text:p>0,8327226364</text:p>
          </table:table-cell>
          <table:table-cell office:value-type="float" office:value="438" calcext:value-type="float">
            <text:p>438</text:p>
          </table:table-cell>
          <table:table-cell office:value-type="float" office:value="0.918489949087079" calcext:value-type="float">
            <text:p>0,9184899491</text:p>
          </table:table-cell>
          <table:table-cell office:value-type="float" office:value="597" calcext:value-type="float">
            <text:p>597</text:p>
          </table:table-cell>
          <table:table-cell office:value-type="float" office:value="0.920213194770169" calcext:value-type="float">
            <text:p>0,920213194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0645978346342" calcext:value-type="float">
            <text:p>0,9064597835</text:p>
          </table:table-cell>
          <table:table-cell office:value-type="float" office:value="3171" calcext:value-type="float">
            <text:p>3171</text:p>
          </table:table-cell>
          <table:table-cell office:value-type="float" office:value="0.935222449669471" calcext:value-type="float">
            <text:p>0,9352224497</text:p>
          </table:table-cell>
          <table:table-cell office:value-type="float" office:value="4056" calcext:value-type="float">
            <text:p>4056</text:p>
          </table:table-cell>
          <table:table-cell office:value-type="float" office:value="0.951228701864303" calcext:value-type="float">
            <text:p>0,951228701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90645978346342" calcext:value-type="float">
            <text:p>0,9064597835</text:p>
          </table:table-cell>
          <table:table-cell office:value-type="float" office:value="3235" calcext:value-type="float">
            <text:p>3235</text:p>
          </table:table-cell>
          <table:table-cell office:value-type="float" office:value="0.935222449669471" calcext:value-type="float">
            <text:p>0,9352224497</text:p>
          </table:table-cell>
          <table:table-cell office:value-type="float" office:value="4077" calcext:value-type="float">
            <text:p>4077</text:p>
          </table:table-cell>
          <table:table-cell office:value-type="float" office:value="0.951228701864303" calcext:value-type="float">
            <text:p>0,951228701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90645978346342" calcext:value-type="float">
            <text:p>0,9064597835</text:p>
          </table:table-cell>
          <table:table-cell office:value-type="float" office:value="3250" calcext:value-type="float">
            <text:p>3250</text:p>
          </table:table-cell>
          <table:table-cell office:value-type="float" office:value="0.935222449669471" calcext:value-type="float">
            <text:p>0,9352224497</text:p>
          </table:table-cell>
          <table:table-cell office:value-type="float" office:value="4125" calcext:value-type="float">
            <text:p>4125</text:p>
          </table:table-cell>
          <table:table-cell office:value-type="float" office:value="0.951228701864303" calcext:value-type="float">
            <text:p>0,9512287019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882186457769966" calcext:value-type="float">
            <text:p>0,8821864578</text:p>
          </table:table-cell>
          <table:table-cell office:value-type="float" office:value="1890" calcext:value-type="float">
            <text:p>1890</text:p>
          </table:table-cell>
          <table:table-cell office:value-type="float" office:value="0.93780917616903" calcext:value-type="float">
            <text:p>0,9378091762</text:p>
          </table:table-cell>
          <table:table-cell office:value-type="float" office:value="2305" calcext:value-type="float">
            <text:p>2305</text:p>
          </table:table-cell>
          <table:table-cell office:value-type="float" office:value="0.932803713543652" calcext:value-type="float">
            <text:p>0,932803713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82186457769966" calcext:value-type="float">
            <text:p>0,8821864578</text:p>
          </table:table-cell>
          <table:table-cell office:value-type="float" office:value="1938" calcext:value-type="float">
            <text:p>1938</text:p>
          </table:table-cell>
          <table:table-cell office:value-type="float" office:value="0.93780917616903" calcext:value-type="float">
            <text:p>0,9378091762</text:p>
          </table:table-cell>
          <table:table-cell office:value-type="float" office:value="2274" calcext:value-type="float">
            <text:p>2274</text:p>
          </table:table-cell>
          <table:table-cell office:value-type="float" office:value="0.932803713543652" calcext:value-type="float">
            <text:p>0,932803713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882186457769966" calcext:value-type="float">
            <text:p>0,8821864578</text:p>
          </table:table-cell>
          <table:table-cell office:value-type="float" office:value="1838" calcext:value-type="float">
            <text:p>1838</text:p>
          </table:table-cell>
          <table:table-cell office:value-type="float" office:value="0.93780917616903" calcext:value-type="float">
            <text:p>0,9378091762</text:p>
          </table:table-cell>
          <table:table-cell office:value-type="float" office:value="2285" calcext:value-type="float">
            <text:p>2285</text:p>
          </table:table-cell>
          <table:table-cell office:value-type="float" office:value="0.932803713543652" calcext:value-type="float">
            <text:p>0,932803713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43" calcext:value-type="float">
            <text:p>143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56" calcext:value-type="float">
            <text:p>156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47" calcext:value-type="float">
            <text:p>147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55" calcext:value-type="float">
            <text:p>155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821926949097938" calcext:value-type="float">
            <text:p>0,8219269491</text:p>
          </table:table-cell>
          <table:table-cell office:value-type="float" office:value="149" calcext:value-type="float">
            <text:p>149</text:p>
          </table:table-cell>
          <table:table-cell office:value-type="float" office:value="0.875350395943127" calcext:value-type="float">
            <text:p>0,8753503959</text:p>
          </table:table-cell>
          <table:table-cell office:value-type="float" office:value="162" calcext:value-type="float">
            <text:p>162</text:p>
          </table:table-cell>
          <table:table-cell office:value-type="float" office:value="0.913461435179881" calcext:value-type="float">
            <text:p>0,91346143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504265907852516" calcext:value-type="float">
            <text:p>0,5042659079</text:p>
          </table:table-cell>
          <table:table-cell office:value-type="float" office:value="7" calcext:value-type="float">
            <text:p>7</text:p>
          </table:table-cell>
          <table:table-cell office:value-type="float" office:value="0.627863429813743" calcext:value-type="float">
            <text:p>0,6278634298</text:p>
          </table:table-cell>
          <table:table-cell office:value-type="float" office:value="5" calcext:value-type="float">
            <text:p>5</text:p>
          </table:table-cell>
          <table:table-cell office:value-type="float" office:value="0.601608727810651" calcext:value-type="float">
            <text:p>0,601608727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871248761632884" calcext:value-type="float">
            <text:p>0,8712487616</text:p>
          </table:table-cell>
          <table:table-cell office:value-type="float" office:value="6953" calcext:value-type="float">
            <text:p>6953</text:p>
          </table:table-cell>
          <table:table-cell office:value-type="float" office:value="0.945619834439815" calcext:value-type="float">
            <text:p>0,9456198344</text:p>
          </table:table-cell>
          <table:table-cell office:value-type="float" office:value="8409" calcext:value-type="float">
            <text:p>8409</text:p>
          </table:table-cell>
          <table:table-cell office:value-type="float" office:value="0.969327152397997" calcext:value-type="float">
            <text:p>0,969327152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871248761632884" calcext:value-type="float">
            <text:p>0,8712487616</text:p>
          </table:table-cell>
          <table:table-cell office:value-type="float" office:value="6909" calcext:value-type="float">
            <text:p>6909</text:p>
          </table:table-cell>
          <table:table-cell office:value-type="float" office:value="0.945619834439815" calcext:value-type="float">
            <text:p>0,9456198344</text:p>
          </table:table-cell>
          <table:table-cell office:value-type="float" office:value="8428" calcext:value-type="float">
            <text:p>8428</text:p>
          </table:table-cell>
          <table:table-cell office:value-type="float" office:value="0.969327152397997" calcext:value-type="float">
            <text:p>0,969327152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871248761632884" calcext:value-type="float">
            <text:p>0,8712487616</text:p>
          </table:table-cell>
          <table:table-cell office:value-type="float" office:value="6950" calcext:value-type="float">
            <text:p>6950</text:p>
          </table:table-cell>
          <table:table-cell office:value-type="float" office:value="0.945619834439815" calcext:value-type="float">
            <text:p>0,9456198344</text:p>
          </table:table-cell>
          <table:table-cell office:value-type="float" office:value="8379" calcext:value-type="float">
            <text:p>8379</text:p>
          </table:table-cell>
          <table:table-cell office:value-type="float" office:value="0.969327152397997" calcext:value-type="float">
            <text:p>0,969327152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N = 2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Scanl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MaxRects</text:p>
          </table:table-cell>
          <table:table-cell office:value-type="string" calcext:value-type="string">
            <text:p>Sorted MaxRec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875491012974646" calcext:value-type="float">
            <text:p>0,875491013</text:p>
          </table:table-cell>
          <table:table-cell office:value-type="float" office:value="0.726517600574713" calcext:value-type="float">
            <text:p>0,7265176006</text:p>
          </table:table-cell>
          <table:table-cell office:value-type="float" office:value="0.765836404483037" calcext:value-type="float">
            <text:p>0,7658364045</text:p>
          </table:table-cell>
          <table:table-cell office:value-type="float" office:value="0.789430032264779" calcext:value-type="float">
            <text:p>0,7894300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95332679191451" calcext:value-type="float">
            <text:p>0,8953326792</text:p>
          </table:table-cell>
          <table:table-cell office:value-type="float" office:value="0.684788984005438" calcext:value-type="float">
            <text:p>0,684788984</text:p>
          </table:table-cell>
          <table:table-cell office:value-type="float" office:value="0.838951164949025" calcext:value-type="float">
            <text:p>0,8389511649</text:p>
          </table:table-cell>
          <table:table-cell office:value-type="float" office:value="0.846455200413685" calcext:value-type="float">
            <text:p>0,846455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6584520348053" calcext:value-type="float">
            <text:p>0,8765845203</text:p>
          </table:table-cell>
          <table:table-cell office:value-type="float" office:value="0.769901292274654" calcext:value-type="float">
            <text:p>0,7699012923</text:p>
          </table:table-cell>
          <table:table-cell office:value-type="float" office:value="0.776153932134789" calcext:value-type="float">
            <text:p>0,7761539321</text:p>
          </table:table-cell>
          <table:table-cell office:value-type="float" office:value="0.822611669493216" calcext:value-type="float">
            <text:p>0,8226116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99516667387299" calcext:value-type="float">
            <text:p>0,8995166674</text:p>
          </table:table-cell>
          <table:table-cell office:value-type="float" office:value="0.758887086437555" calcext:value-type="float">
            <text:p>0,7588870864</text:p>
          </table:table-cell>
          <table:table-cell office:value-type="float" office:value="0.825601500249004" calcext:value-type="float">
            <text:p>0,8256015002</text:p>
          </table:table-cell>
          <table:table-cell office:value-type="float" office:value="0.85914583981136" calcext:value-type="float">
            <text:p>0,8591458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83076777373016" calcext:value-type="float">
            <text:p>0,8830767774</text:p>
          </table:table-cell>
          <table:table-cell office:value-type="float" office:value="0.765645528340841" calcext:value-type="float">
            <text:p>0,7656455283</text:p>
          </table:table-cell>
          <table:table-cell office:value-type="float" office:value="0.868688112223169" calcext:value-type="float">
            <text:p>0,8686881122</text:p>
          </table:table-cell>
          <table:table-cell office:value-type="float" office:value="0.840065769151565" calcext:value-type="float">
            <text:p>0,8400657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1508823080704" calcext:value-type="float">
            <text:p>0,9315088231</text:p>
          </table:table-cell>
          <table:table-cell office:value-type="float" office:value="0.62230338032954" calcext:value-type="float">
            <text:p>0,6223033803</text:p>
          </table:table-cell>
          <table:table-cell office:value-type="float" office:value="0.848824177559315" calcext:value-type="float">
            <text:p>0,8488241776</text:p>
          </table:table-cell>
          <table:table-cell office:value-type="float" office:value="0.813099254261364" calcext:value-type="float">
            <text:p>0,8130992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02882635552505" calcext:value-type="float">
            <text:p>0,9028826356</text:p>
          </table:table-cell>
          <table:table-cell office:value-type="float" office:value="0.661558975921975" calcext:value-type="float">
            <text:p>0,6615589759</text:p>
          </table:table-cell>
          <table:table-cell office:value-type="float" office:value="0.851428478033473" calcext:value-type="float">
            <text:p>0,851428478</text:p>
          </table:table-cell>
          <table:table-cell office:value-type="float" office:value="0.810077254179936" calcext:value-type="float">
            <text:p>0,8100772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12638139583473" calcext:value-type="float">
            <text:p>0,9126381396</text:p>
          </table:table-cell>
          <table:table-cell office:value-type="float" office:value="0.588794973076932" calcext:value-type="float">
            <text:p>0,5887949731</text:p>
          </table:table-cell>
          <table:table-cell office:value-type="float" office:value="0.871021642832726" calcext:value-type="float">
            <text:p>0,8710216428</text:p>
          </table:table-cell>
          <table:table-cell office:value-type="float" office:value="0.844090761649735" calcext:value-type="float">
            <text:p>0,8440907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7:.C44])" office:value-type="float" office:value="0.897128906936393" calcext:value-type="float">
            <text:p>0,8971289069</text:p>
          </table:table-cell>
          <table:table-cell table:formula="of:=AVERAGE([.D37:.D44])" office:value-type="float" office:value="0.697299727620206" calcext:value-type="float">
            <text:p>0,6972997276</text:p>
          </table:table-cell>
          <table:table-cell table:formula="of:=AVERAGE([.E37:.E44])" office:value-type="float" office:value="0.830813176558067" calcext:value-type="float">
            <text:p>0,8308131766</text:p>
          </table:table-cell>
          <table:table-cell table:formula="of:=AVERAGE([.F37:.F44])" office:value-type="float" office:value="0.828121972653205" calcext:value-type="float">
            <text:p>0,82812197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d.dev</text:p>
          </table:table-cell>
          <table:table-cell table:formula="of:=STDEV([.C38:.C45])" office:value-type="float" office:value="0.0170107424761583" calcext:value-type="float">
            <text:p>0,0170107425</text:p>
          </table:table-cell>
          <table:table-cell table:formula="of:=STDEV([.D38:.D45])" office:value-type="float" office:value="0.0680966559103464" calcext:value-type="float">
            <text:p>0,0680966559</text:p>
          </table:table-cell>
          <table:table-cell table:formula="of:=STDEV([.E38:.E45])" office:value-type="float" office:value="0.0301280413664482" calcext:value-type="float">
            <text:p>0,0301280414</text:p>
          </table:table-cell>
          <table:table-cell table:formula="of:=STDEV([.F38:.F45])" office:value-type="float" office:value="0.0172823946859712" calcext:value-type="float">
            <text:p>0,01728239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39:19.462000000</meta:creation-date>
    <dc:date>2016-03-14T03:29:36.130000000</dc:date>
    <meta:editing-duration>PT2H1M38S</meta:editing-duration>
    <meta:editing-cycles>8</meta:editing-cycles>
    <meta:generator>LibreOffice/5.0.3.2$Windows_X86_64 LibreOffice_project/e5f16313668ac592c1bfb310f4390624e3dbfb75</meta:generator>
    <meta:document-statistic meta:table-count="1" meta:cell-count="2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C46:Sheet1.F46" chart:error-lower-range="Sheet1.C46:Sheet1.F46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46:Sheet1.F46" chart:error-lower-range="Sheet1.C46:Sheet1.F46"/>
      <style:graphic-properties draw:fill-color="#83ca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46:Sheet1.F46" chart:error-lower-range="Sheet1.C46:Sheet1.F4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Avg. packing ratio, 250 quads, 8 samples</text:p>
        </chart:title>
        <chart:plot-area chart:style-name="ch3" table:cell-range-address="Sheet1.C36:Sheet1.F36 Sheet1.C45:Sheet1.F45" chart:data-source-has-labels="row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Sheet1.C36:Sheet1.F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5:Sheet1.F45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nline</text:p>
                <draw:g>
                  <svg:desc>Sheet1.C36:Sheet1.F36</svg:desc>
                </draw:g>
              </table:table-cell>
              <table:table-cell office:value-type="string">
                <text:p>Guillotine</text:p>
              </table:table-cell>
              <table:table-cell office:value-type="string">
                <text:p>MaxRects</text:p>
              </table:table-cell>
              <table:table-cell office:value-type="string">
                <text:p>Sorted MaxRects</text:p>
              </table:table-cell>
            </table:table-row>
          </table:table-header-rows>
          <table:table-rows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897128906936393">
                <text:p>0.897128906936393</text:p>
                <draw:g>
                  <svg:desc>Sheet1.C45:Sheet1.F45</svg:desc>
                </draw:g>
              </table:table-cell>
              <table:table-cell office:value-type="float" office:value="0.697299727620206">
                <text:p>0.697299727620206</text:p>
              </table:table-cell>
              <table:table-cell office:value-type="float" office:value="0.830813176558067">
                <text:p>0.830813176558067</text:p>
              </table:table-cell>
              <table:table-cell office:value-type="float" office:value="0.828121972653205">
                <text:p>0.82812197265320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70107424761583">
                <text:p>0.0170107424761583</text:p>
                <draw:g>
                  <svg:desc>Sheet1.C46:Sheet1.F46</svg:desc>
                </draw:g>
              </table:table-cell>
              <table:table-cell office:value-type="float" office:value="0.0680966559103464">
                <text:p>0.0680966559103464</text:p>
              </table:table-cell>
              <table:table-cell office:value-type="float" office:value="0.0301280413664482">
                <text:p>0.0301280413664482</text:p>
              </table:table-cell>
              <table:table-cell office:value-type="float" office:value="0.0172823946859712">
                <text:p>0.0172823946859712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70107424761583">
                <text:p>0.0170107424761583</text:p>
                <draw:g>
                  <svg:desc>Sheet1.C46:Sheet1.F46</svg:desc>
                </draw:g>
              </table:table-cell>
              <table:table-cell office:value-type="float" office:value="0.0680966559103464">
                <text:p>0.0680966559103464</text:p>
              </table:table-cell>
              <table:table-cell office:value-type="float" office:value="0.0301280413664482">
                <text:p>0.0301280413664482</text:p>
              </table:table-cell>
              <table:table-cell office:value-type="float" office:value="0.0172823946859712">
                <text:p>0.0172823946859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Calculation time, MaxRects</text:p>
        </chart:title>
        <chart:legend chart:legend-position="end" svg:x="12.573cm" svg:y="3.952cm" style:legend-expansion="high" chart:style-name="ch3"/>
        <chart:plot-area chart:style-name="ch4" table:cell-range-address="Sheet1.B2:Sheet1.B30 Sheet1.G1:Sheet1.G1 Sheet1.G3:Sheet1.G30 Sheet1.I1:Sheet1.I1 Sheet1.I3:Sheet1.I30" chart:data-source-has-labels="row" svg:x="1.331cm" svg:y="1.275cm" svg:width="10.922cm" svg:height="6.564cm">
          <chartooo:coordinate-region svg:x="2.323cm" svg:y="1.474cm" svg:width="9.558cm" svg:height="5.718cm"/>
          <chart:axis chart:dimension="x" chart:name="primary-x" chart:style-name="ch5">
            <chart:title svg:x="5.465cm" svg:y="8.019cm" chart:style-name="ch6">
              <text:p>Number of quads</text:p>
            </chart:title>
          </chart:axis>
          <chart:axis chart:dimension="y" chart:name="primary-y" chart:style-name="ch5">
            <chart:title svg:x="0.451cm" svg:y="6.069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G3:Sheet1.G30" chart:label-cell-address="Sheet1.G1:Sheet1.G1" chart:class="chart:scatter">
            <chart:domain table:cell-range-address="Sheet1.B3:Sheet1.B30"/>
            <chart:data-point chart:repeated="28"/>
          </chart:series>
          <chart:series chart:style-name="ch10" chart:values-cell-range-address="Sheet1.I3:Sheet1.I30" chart:label-cell-address="Sheet1.I1:Sheet1.I1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xRects</text:p>
                <draw:g>
                  <svg:desc>Sheet1.G1:Sheet1.G1</svg:desc>
                </draw:g>
              </table:table-cell>
              <table:table-cell office:value-type="string">
                <text:p>Sorted MaxRect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3:Sheet1.B30</svg:desc>
                </draw:g>
              </table:table-cell>
              <table:table-cell office:value-type="float" office:value="145">
                <text:p>145</text:p>
                <draw:g>
                  <svg:desc>Sheet1.G3:Sheet1.G30</svg:desc>
                </draw:g>
              </table:table-cell>
              <table:table-cell office:value-type="float" office:value="169">
                <text:p>169</text:p>
                <draw:g>
                  <svg:desc>Sheet1.I3:Sheet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27">
                <text:p>42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36">
                <text:p>4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38">
                <text:p>43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3171">
                <text:p>3171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3235">
                <text:p>3235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3250">
                <text:p>325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0">
                <text:p>1250</text:p>
              </table:table-cell>
              <table:table-cell office:value-type="float" office:value="1890">
                <text:p>189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0">
                <text:p>1250</text:p>
              </table:table-cell>
              <table:table-cell office:value-type="float" office:value="1938">
                <text:p>1938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0">
                <text:p>1250</text:p>
              </table:table-cell>
              <table:table-cell office:value-type="float" office:value="1838">
                <text:p>1838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43">
                <text:p>1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49">
                <text:p>14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6953">
                <text:p>6953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6909">
                <text:p>6909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6950">
                <text:p>6950</text:p>
              </table:table-cell>
              <table:table-cell office:value-type="float" office:value="8379">
                <text:p>8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cm" svg:height="9cm" xlink:href=".." xlink:type="simple" chart:class="chart:scatter" chart:style-name="ch1">
        <chart:title svg:x="4.225cm" svg:y="0.316cm" chart:style-name="ch2">
          <text:p>Calculation time, Scanline</text:p>
        </chart:title>
        <chart:plot-area chart:style-name="ch3" table:cell-range-address="Sheet1.B3:Sheet1.C11 Sheet1.C1:Sheet1.C1" chart:data-source-has-labels="row" svg:x="1.282cm" svg:y="1.275cm" svg:width="12.037cm" svg:height="6.564cm">
          <chartooo:coordinate-region svg:x="2.459cm" svg:y="1.474cm" svg:width="10.58cm" svg:height="5.718cm"/>
          <chart:axis chart:dimension="x" chart:name="primary-x" chart:style-name="ch4">
            <chart:title svg:x="5.973cm" svg:y="8.019cm" chart:style-name="ch5">
              <text:p>Number of quads</text:p>
            </chart:title>
          </chart:axis>
          <chart:axis chart:dimension="y" chart:name="primary-y" chart:style-name="ch4">
            <chart:title svg:x="0.451cm" svg:y="6.069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heet1.C3:Sheet1.C11" chart:label-cell-address="Sheet1.C1:Sheet1.C1" chart:class="chart:scatter">
            <chart:domain table:cell-range-address="Sheet1.B3:Sheet1.B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canli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3:Sheet1.B11</svg:desc>
                </draw:g>
              </table:table-cell>
              <table:table-cell office:value-type="float" office:value="38154">
                <text:p>38154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8541">
                <text:p>38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7871">
                <text:p>37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45">
                <text:p>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3cm" svg:height="9cm" xlink:href=".." xlink:type="simple" chart:class="chart:scatter" chart:style-name="ch1">
        <chart:title svg:x="4.008cm" svg:y="0.316cm" chart:style-name="ch2">
          <text:p>Calculation Time, Guillotine</text:p>
        </chart:title>
        <chart:plot-area chart:style-name="ch3" table:cell-range-address="Sheet1.B3:Sheet1.B30 Sheet1.E3:Sheet1.E30" svg:x="1.277cm" svg:y="1.275cm" svg:width="11.8cm" svg:height="6.564cm">
          <chartooo:coordinate-region svg:x="1.898cm" svg:y="1.474cm" svg:width="10.808cm" svg:height="5.718cm"/>
          <chart:axis chart:dimension="x" chart:name="primary-x" chart:style-name="ch4">
            <chart:title svg:x="5.85cm" svg:y="8.019cm" chart:style-name="ch5">
              <text:p>Number of quads</text:p>
            </chart:title>
          </chart:axis>
          <chart:axis chart:dimension="y" chart:name="primary-y" chart:style-name="ch4">
            <chart:title svg:x="0.451cm" svg:y="6.069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heet1.E3:Sheet1.E30" chart:class="chart:scatter">
            <chart:domain table:cell-range-address="Sheet1.B3:Sheet1.B3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3:Sheet1.B30</svg:desc>
                </draw:g>
              </table:table-cell>
              <table:table-cell office:value-type="float" office:value="4">
                <text:p>4</text:p>
                <draw:g>
                  <svg:desc>Sheet1.E3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0">
                <text:p>12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0">
                <text:p>1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0">
                <text:p>12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